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165" officeooo:paragraph-rsid="0011f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1 </text:p>
      <text:p text:style-name="P1"/>
      <text:p text:style-name="P1">just typing some content so we have something to track changes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9:41:47.991829380</meta:creation-date>
    <dc:date>2021-05-30T19:42:42.635302320</dc:date>
    <meta:editing-duration>PT56S</meta:editing-duration>
    <meta:editing-cycles>1</meta:editing-cycles>
    <meta:document-statistic meta:table-count="0" meta:image-count="0" meta:object-count="0" meta:page-count="1" meta:paragraph-count="2" meta:word-count="15" meta:character-count="78" meta:non-whitespace-character-count="64"/>
    <meta:generator>LibreOffice/6.1.5.2$Linux_ARM_EABI LibreOffice_project/10$Build-2</meta:generator>
  </office:meta>
</office:document-meta>
</file>